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x_u[n] </text:p>
          </table:table-cell>
          <table:table-cell office:value-type="string" calcext:value-type="string">
            <text:p>x_f[n] (xu[n] * heq[n])</text:p>
          </table:table-cell>
          <table:table-cell office:value-type="string" calcext:value-type="string">
            <text:p>x_ds[m]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[1]</text:p>
          </table:table-cell>
          <table:table-cell table:number-columns-repeated="2" office:value-type="string" calcext:value-type="string">
            <text:p>x[1]h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1]h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1]h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1]h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[2]</text:p>
          </table:table-cell>
          <table:table-cell table:number-columns-repeated="2" office:value-type="string" calcext:value-type="string">
            <text:p>x[2]h1+x[1]h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2]h2+x[1]h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2]h3+x[1]h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2]h4+x[1]h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[3]</text:p>
          </table:table-cell>
          <table:table-cell table:number-columns-repeated="2" office:value-type="string" calcext:value-type="string">
            <text:p>x[3]h1+x[2]h5+x[1]h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3]h2+x[2]h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3]h3+x[2]h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[3]h4+x[2]h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[4]</text:p>
          </table:table-cell>
          <table:table-cell table:number-columns-repeated="2" office:value-type="string" calcext:value-type="string">
            <text:p>x[4]h1+x[3]h5+x[2]h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[m]h1 + x[m-1]h5+x[m-2]h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3:23:49.712041787</meta:creation-date>
    <dc:date>2022-01-25T23:27:37.303981880</dc:date>
    <meta:editing-duration>P1DT9H43M17S</meta:editing-duration>
    <meta:editing-cycles>1</meta:editing-cycles>
    <meta:document-statistic meta:table-count="1" meta:cell-count="58" meta:object-count="0"/>
    <meta:generator>LibreOffice/7.1.7.2$Linux_X86_64 LibreOffice_project/10$Build-2</meta:generator>
  </office:meta>
</office:document-meta>
</file>